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tyle="normal" officeooo:rsid="00071b68" officeooo:paragraph-rsid="000849fe" style:font-style-asian="normal" style:font-style-complex="normal"/>
    </style:style>
    <style:style style:name="P2" style:family="paragraph" style:parent-style-name="Standard">
      <style:text-properties style:use-window-font-color="true" style:font-name="Arial" fo:font-style="normal" officeooo:rsid="000849fe" officeooo:paragraph-rsid="000849fe" style:font-style-asian="normal" style:font-style-complex="normal"/>
    </style:style>
    <style:style style:name="P3" style:family="paragraph" style:parent-style-name="Standard">
      <style:text-properties fo:color="#000000" style:font-name="Arial" fo:font-style="normal" officeooo:rsid="00071b68" officeooo:paragraph-rsid="00071b68" style:font-style-asian="normal" style:font-style-complex="normal"/>
    </style:style>
    <style:style style:name="P4" style:family="paragraph" style:parent-style-name="Standard">
      <style:paragraph-properties fo:line-height="115%"/>
      <style:text-properties style:font-name="Arial" fo:font-size="13pt" fo:font-style="normal" fo:font-weight="bold" officeooo:rsid="0005eda9" officeooo:paragraph-rsid="000acee6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Arial" fo:font-style="normal" officeooo:rsid="0005eda9" officeooo:paragraph-rsid="000caeca" style:font-style-asian="normal" style:font-style-complex="normal"/>
    </style:style>
    <style:style style:name="P6" style:family="paragraph" style:parent-style-name="Standard">
      <style:text-properties style:font-name="Arial" fo:font-style="normal" officeooo:rsid="0005eda9" officeooo:paragraph-rsid="0009037c" style:font-style-asian="normal" style:font-style-complex="normal"/>
    </style:style>
    <style:style style:name="P7" style:family="paragraph" style:parent-style-name="Standard">
      <style:text-properties style:font-name="Arial" fo:font-style="normal" officeooo:rsid="0005eda9" officeooo:paragraph-rsid="00067597" style:font-style-asian="normal" style:font-style-complex="normal"/>
    </style:style>
    <style:style style:name="P8" style:family="paragraph" style:parent-style-name="Standard">
      <style:paragraph-properties fo:line-height="115%"/>
      <style:text-properties style:font-name="Arial" fo:font-style="normal" officeooo:rsid="0005eda9" officeooo:paragraph-rsid="0005eda9" style:font-style-asian="normal" style:font-style-complex="normal"/>
    </style:style>
    <style:style style:name="P9" style:family="paragraph" style:parent-style-name="Standard">
      <style:text-properties style:font-name="Arial" fo:font-style="normal" officeooo:rsid="00067597" officeooo:paragraph-rsid="0009037c" style:font-style-asian="normal" style:font-style-complex="normal"/>
    </style:style>
    <style:style style:name="P10" style:family="paragraph" style:parent-style-name="Standard">
      <style:text-properties style:font-name="Arial" fo:font-style="normal" officeooo:rsid="00067597" officeooo:paragraph-rsid="00067597" style:font-style-asian="normal" style:font-style-complex="normal"/>
    </style:style>
    <style:style style:name="P11" style:family="paragraph" style:parent-style-name="Standard">
      <style:text-properties style:font-name="Arial" fo:font-style="normal" officeooo:rsid="00067597" officeooo:paragraph-rsid="0006c84a" style:font-style-asian="normal" style:font-style-complex="normal"/>
    </style:style>
    <style:style style:name="P12" style:family="paragraph" style:parent-style-name="Standard">
      <style:paragraph-properties fo:line-height="150%"/>
      <style:text-properties style:font-name="Arial" fo:font-style="normal" officeooo:rsid="00067597" officeooo:paragraph-rsid="0006c84a" style:font-style-asian="normal" style:font-style-complex="normal"/>
    </style:style>
    <style:style style:name="P13" style:family="paragraph" style:parent-style-name="Standard">
      <style:paragraph-properties fo:line-height="115%"/>
      <style:text-properties style:font-name="Arial" fo:font-style="normal" officeooo:rsid="000849fe" officeooo:paragraph-rsid="000849fe" style:font-style-asian="normal" style:font-style-complex="normal"/>
    </style:style>
    <style:style style:name="P14" style:family="paragraph" style:parent-style-name="Standard">
      <style:text-properties style:font-name="Arial" fo:font-style="normal" officeooo:rsid="0006c84a" officeooo:paragraph-rsid="0006c84a" style:font-style-asian="normal" style:font-style-complex="normal"/>
    </style:style>
    <style:style style:name="P15" style:family="paragraph" style:parent-style-name="Standard">
      <style:paragraph-properties fo:line-height="115%"/>
      <style:text-properties style:font-name="Arial" fo:font-style="normal" officeooo:rsid="0006c84a" officeooo:paragraph-rsid="0006c84a" style:font-style-asian="normal" style:font-style-complex="normal"/>
    </style:style>
    <style:style style:name="P16" style:family="paragraph" style:parent-style-name="Standard">
      <style:text-properties style:font-name="Arial" fo:font-style="normal" officeooo:rsid="00071b68" officeooo:paragraph-rsid="00071b68" style:font-style-asian="normal" style:font-style-complex="normal"/>
    </style:style>
    <style:style style:name="P17" style:family="paragraph" style:parent-style-name="Standard">
      <style:text-properties style:font-name="Arial" fo:font-style="normal" officeooo:paragraph-rsid="0006c84a"/>
    </style:style>
    <style:style style:name="P18" style:family="paragraph" style:parent-style-name="Standard">
      <style:text-properties style:font-name="Arial" fo:font-style="normal" officeooo:rsid="00071b68" officeooo:paragraph-rsid="00071b68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tyle="normal" officeooo:rsid="0005eda9" officeooo:paragraph-rsid="00067597" style:font-style-asian="normal" style:font-style-complex="normal"/>
    </style:style>
    <style:style style:name="P20" style:family="paragraph" style:parent-style-name="Standard">
      <style:paragraph-properties fo:margin-top="0cm" fo:margin-bottom="0cm" loext:contextual-spacing="false" fo:line-height="115%"/>
      <style:text-properties style:font-name="Arial" fo:font-style="normal" officeooo:rsid="000849fe" officeooo:paragraph-rsid="000849fe" style:font-style-asian="normal" style:font-style-complex="normal"/>
    </style:style>
    <style:style style:name="T1" style:family="text">
      <style:text-properties officeooo:rsid="0006c84a"/>
    </style:style>
    <style:style style:name="T2" style:family="text">
      <style:text-properties fo:font-variant="normal" fo:text-transform="none" fo:color="#000000" fo:font-size="12pt" fo:letter-spacing="normal" fo:font-weight="normal" fo:background-color="transparent" loext:char-shading-value="0" style:font-weight-asian="normal" style:font-weight-complex="normal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6c84a" style:font-style-asian="normal" style:font-style-complex="normal"/>
    </style:style>
    <style:style style:name="T5" style:family="text">
      <style:text-properties officeooo:rsid="00071b68" style:font-style-asian="normal" style:font-style-complex="normal"/>
    </style:style>
    <style:style style:name="T6" style:family="text">
      <style:text-properties officeooo:rsid="000849fe" style:font-style-asian="normal" style:font-style-complex="normal"/>
    </style:style>
    <style:style style:name="T7" style:family="text">
      <style:text-properties officeooo:rsid="000a903d" style:font-style-asian="normal" style:font-style-complex="normal"/>
    </style:style>
    <style:style style:name="T8" style:family="text">
      <style:text-properties officeooo:rsid="000caeca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67597" style:font-weight-asian="normal" style:font-weight-complex="normal"/>
    </style:style>
    <style:style style:name="T11" style:family="text">
      <style:text-properties officeooo:rsid="000849fe"/>
    </style:style>
    <style:style style:name="T12" style:family="text">
      <style:text-properties officeooo:rsid="0009037c"/>
    </style:style>
    <style:style style:name="T13" style:family="text">
      <style:text-properties officeooo:rsid="000a903d"/>
    </style:style>
    <style:style style:name="T14" style:family="text">
      <style:text-properties officeooo:rsid="000acee6"/>
    </style:style>
    <style:style style:name="T15" style:family="text">
      <style:text-properties officeooo:rsid="000caeca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7">Caique Hitoshi Mistuoka</text:span><text:tab/><text:tab/><text:tab/><text:tab/><text:tab/> <text:s text:c="8"/><text:span text:style-name="T9">Idade: <text:s/>2</text:span><text:span text:style-name="T10">0 Anos</text:span></text:p>
      <text:p text:style-name="P8">Email: caique.mitsuoka@gmail.com <text:tab/><text:tab/><text:tab/><text:tab/> <text:s text:c="5"/>Telefone: (15) 981140662</text:p>
      <text:p text:style-name="P5"><text:span text:style-name="T15">GitHub: github.com/CaiqueMitsuoka</text:span><text:tab/><text:tab/><text:tab/><text:tab/><text:tab/><text:tab/><text:span text:style-name="T14">(15) <text:s text:c="2"/>33268003</text:span></text:p>
      <text:p text:style-name="P6"/>
      <text:p text:style-name="P9">Objetivo: Estágio na <text:span text:style-name="T15">á</text:span>rea de TI.</text:p>
      <text:p text:style-name="P10"/>
      <text:p text:style-name="P19"><text:span text:style-name="T11">Habilidades</text:span>:<text:tab/> <text:span text:style-name="T13">Proatividade, Liderança, facilidade em trabalhar em grupo e transparêcia nas relações.</text:span></text:p>
      <text:p text:style-name="P20">Linguagens: C, Python, Visual Basic, Object Pascal e JavaScript.</text:p>
      <text:p text:style-name="P13">Tecnologias: git (Codecademy e GitHub), <text:span text:style-name="T12">L</text:span>inux (Bash e ShellScript), Flask, Delphi e NodeJS.</text:p>
      <text:p text:style-name="P7"/>
      <text:p text:style-name="P12">Formaç<text:span text:style-name="T1">õ</text:span>es:</text:p>
      <text:p text:style-name="P11">Análise e Desenvolvimento de Sistemas (Manhã)</text:p>
      <text:p text:style-name="P11">FATEC Sorocaba</text:p>
      <text:p text:style-name="P11">02/2015 – <text:span text:style-name="T1">Cursando</text:span> <text:span text:style-name="T1">3º Semestre de 6</text:span> <text:span text:style-name="T1">Semestres</text:span></text:p>
      <text:p text:style-name="P11"/>
      <text:p text:style-name="P11">Gestão Empresarial e Negócios <text:span text:style-name="T1">(Aprendizagem)</text:span></text:p>
      <text:p text:style-name="P11">Senac</text:p>
      <text:p text:style-name="P11">05/2011 – 05/2012 (1 Ano)</text:p>
      <text:p text:style-name="P11"/>
      <text:p text:style-name="P15">Experiências:</text:p>
      <text:p text:style-name="P1">Programador</text:p>
      <text:p text:style-name="P2">7º Lugar</text:p>
      <text:p text:style-name="P2">Maratona de Programação Interfatecs 2015</text:p>
      <text:p text:style-name="P2">Em uma equipe de três pessoas, a competição contava com quase 200 equipes de todas FATECs do estado.</text:p>
      <text:p text:style-name="P2"/>
      <text:p text:style-name="P14">Aprendiz</text:p>
      <text:p text:style-name="P14">Marisa SA.</text:p>
      <text:p text:style-name="P11">05/2011 – 05/2012</text:p>
      <text:p text:style-name="P17"><text:span text:style-name="T4">P</text:span><text:span text:style-name="T2">rograma de Aprendizagem Profissional Comercia</text:span><text:span text:style-name="T4">l, periodo </text:span><text:span text:style-name="T8">em que </text:span><text:span text:style-name="T4">trabalhava </text:span><text:span text:style-name="T5">na Marisa</text:span><text:span text:style-name="T4"> e cursava Gestão Empresarial e Negócio</text:span><text:span text:style-name="T8">s</text:span><text:span text:style-name="T4"> </text:span><text:span text:style-name="T5">no Senac.</text:span></text:p>
      <text:p text:style-name="P18"><text:span text:style-name="T7">E</text:span><text:span text:style-name="T3">xe</text:span><text:span text:style-name="T7">r</text:span><text:span text:style-name="T3">cia a função de estoquista e era responsável pela organização do estoque e entrada de produtos.</text:span></text:p>
      <text:p text:style-name="P16"/>
      <text:p text:style-name="P16">Monitor Buffet de Festas</text:p>
      <text:p text:style-name="P16">Girafesta Eventos</text:p>
      <text:p text:style-name="P18"><text:span text:style-name="T6">07</text:span><text:span text:style-name="T3">/2011 – 02/2011</text:span></text:p>
      <text:p text:style-name="P16">Era responsável por manter a integridade dos brinquedos e dos convidado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1:08:54.965136427</meta:creation-date>
    <dc:date>2016-04-26T20:10:55.147015478</dc:date>
    <meta:editing-duration>PT33M50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28" meta:word-count="167" meta:character-count="1219" meta:non-whitespace-character-count="1044"/>
  </office:meta>
</office:document-meta>
</file>